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ProviderProcessor.process( MessageExchange exchang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StandardProviderProcessor.do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ProviderProcessor.doInit( Initial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ProviderProcessor.StandardProviderProcessor( Jms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